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nverterConfig.getConver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erConfig.TypeConverterConfig( String type , String conver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ConverterConfi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